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1effae" officeooo:paragraph-rsid="0047a6ce"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4a9265" officeooo:paragraph-rsid="004a9265"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4a9265" officeooo:paragraph-rsid="016fd690"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138e011" officeooo:paragraph-rsid="0138e011"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1510285" officeooo:paragraph-rsid="01510285"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156de92" officeooo:paragraph-rsid="015d7be8"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48da78" officeooo:paragraph-rsid="0163fcff"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10"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11" style:family="paragraph" style:parent-style-name="Standard">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12"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13" style:family="paragraph" style:parent-style-name="Standard">
      <style:text-properties fo:color="#000000" style:font-name="Arial" fo:font-size="10pt" fo:font-weight="normal" officeooo:rsid="001fe858" officeooo:paragraph-rsid="001effae" fo:background-color="#ffffff" style:font-size-asian="10pt" style:font-weight-asian="normal" style:font-size-complex="10pt" style:font-weight-complex="normal"/>
    </style:style>
    <style:style style:name="P14"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15" style:family="paragraph" style:parent-style-name="Standard">
      <style:text-properties fo:color="#000000" style:font-name="Arial" fo:font-size="10pt" fo:font-weight="normal" officeooo:rsid="010d41c3" officeooo:paragraph-rsid="010d41c3" fo:background-color="#ffffff" style:font-size-asian="10pt" style:font-weight-asian="normal" style:font-size-complex="10pt" style:font-weight-complex="normal"/>
    </style:style>
    <style:style style:name="P16" style:family="paragraph" style:parent-style-name="Standard">
      <style:text-properties fo:color="#000000" style:font-name="Arial" fo:font-size="10pt" fo:font-weight="normal" officeooo:rsid="010fe521" officeooo:paragraph-rsid="010fe521" fo:background-color="#ffffff" style:font-size-asian="10pt" style:font-weight-asian="normal" style:font-size-complex="10pt" style:font-weight-complex="normal"/>
    </style:style>
    <style:style style:name="P17" style:family="paragraph" style:parent-style-name="Standard">
      <style:text-properties fo:color="#000000" style:font-name="Arial" fo:font-size="10pt" fo:font-weight="normal" officeooo:rsid="010fe521" officeooo:paragraph-rsid="0115978e" fo:background-color="#ffffff" style:font-size-asian="10pt" style:font-weight-asian="normal" style:font-size-complex="10pt" style:font-weight-complex="normal"/>
    </style:style>
    <style:style style:name="P18" style:family="paragraph" style:parent-style-name="Standard">
      <style:text-properties fo:color="#000000" style:font-name="Arial" fo:font-size="10pt" fo:font-weight="normal" officeooo:rsid="010fe521" officeooo:paragraph-rsid="013a3875" fo:background-color="#ffffff" style:font-size-asian="10pt" style:font-weight-asian="normal" style:font-size-complex="10pt" style:font-weight-complex="normal"/>
    </style:style>
    <style:style style:name="P19" style:family="paragraph" style:parent-style-name="Standard">
      <style:text-properties fo:color="#000000" style:font-name="Arial" fo:font-size="10pt" fo:font-weight="normal" officeooo:rsid="002aa971" officeooo:paragraph-rsid="01b8fbd0" fo:background-color="#ffffff" style:font-size-asian="10pt" style:font-weight-asian="normal" style:font-size-complex="10pt" style:font-weight-complex="normal"/>
    </style:style>
    <style:style style:name="P20" style:family="paragraph" style:parent-style-name="Standard">
      <style:text-properties fo:color="#000000" style:font-name="Arial" fo:font-size="10pt" fo:font-weight="normal" officeooo:rsid="01394b10" officeooo:paragraph-rsid="013a3875" fo:background-color="#ffffff" style:font-size-asian="10pt" style:font-weight-asian="normal" style:font-size-complex="10pt" style:font-weight-complex="normal"/>
    </style:style>
    <style:style style:name="P21" style:family="paragraph" style:parent-style-name="Standard">
      <style:text-properties fo:color="#000000" style:font-name="Arial" fo:font-size="10pt" fo:font-weight="normal" officeooo:rsid="013beabe" officeooo:paragraph-rsid="013beabe" fo:background-color="#ffffff" style:font-size-asian="10pt" style:font-weight-asian="normal" style:font-size-complex="10pt" style:font-weight-complex="normal"/>
    </style:style>
    <style:style style:name="P22" style:family="paragraph" style:parent-style-name="Standard">
      <style:text-properties fo:color="#000000" style:font-name="Arial" fo:font-size="10pt" fo:font-weight="normal" officeooo:rsid="0141d3fa" officeooo:paragraph-rsid="0141d3fa" fo:background-color="#ffffff" style:font-size-asian="10pt" style:font-weight-asian="normal" style:font-size-complex="10pt" style:font-weight-complex="normal"/>
    </style:style>
    <style:style style:name="P23" style:family="paragraph" style:parent-style-name="Standard">
      <style:text-properties fo:color="#000000" style:font-name="Arial" fo:font-size="10pt" fo:font-weight="normal" officeooo:rsid="0145a40c" officeooo:paragraph-rsid="0145a40c" fo:background-color="#ffffff" style:font-size-asian="10pt" style:font-weight-asian="normal" style:font-size-complex="10pt" style:font-weight-complex="normal"/>
    </style:style>
    <style:style style:name="P24" style:family="paragraph" style:parent-style-name="Standard">
      <style:text-properties fo:color="#000000" style:font-name="Arial" fo:font-size="10pt" fo:font-weight="normal" officeooo:rsid="01484aa9" officeooo:paragraph-rsid="01484aa9" fo:background-color="#ffffff" style:font-size-asian="10pt" style:font-weight-asian="normal" style:font-size-complex="10pt" style:font-weight-complex="normal"/>
    </style:style>
    <style:style style:name="P25" style:family="paragraph" style:parent-style-name="Standard">
      <style:text-properties fo:color="#000000" style:font-name="Arial" fo:font-size="10pt" fo:font-weight="bold" officeooo:rsid="0020f71b" officeooo:paragraph-rsid="0020f71b" fo:background-color="#ffffff" style:font-size-asian="10pt" style:font-weight-asian="bold" style:font-size-complex="10pt" style:font-weight-complex="bold"/>
    </style:style>
    <style:style style:name="P26" style:family="paragraph" style:parent-style-name="Standard">
      <style:text-properties fo:color="#000000" style:font-name="Arial" fo:font-size="10pt" fo:font-weight="bold" officeooo:rsid="010d41c3" officeooo:paragraph-rsid="010d41c3" fo:background-color="#ffffff" style:font-size-asian="10pt" style:font-weight-asian="bold" style:font-size-complex="10pt" style:font-weight-complex="bold"/>
    </style:style>
    <style:style style:name="P27" style:family="paragraph" style:parent-style-name="Standard">
      <style:text-properties fo:color="#000000" style:font-name="Arial" fo:font-size="10pt" fo:font-weight="bold" officeooo:rsid="001effae" officeooo:paragraph-rsid="0115978e" fo:background-color="#ffffff" style:font-size-asian="10pt" style:font-weight-asian="bold" style:font-size-complex="10pt" style:font-weight-complex="bold"/>
    </style:style>
    <style:style style:name="P28" style:family="paragraph" style:parent-style-name="Standard">
      <style:text-properties fo:color="#000000" style:font-name="Arial" fo:font-size="10pt" officeooo:paragraph-rsid="001effae" fo:background-color="#ffffff" style:font-size-asian="10pt" style:font-size-complex="10pt"/>
    </style:style>
    <style:style style:name="P29" style:family="paragraph" style:parent-style-name="Standard">
      <style:text-properties fo:color="#000000" style:font-name="Arial" fo:font-size="10pt" officeooo:paragraph-rsid="001fe858" fo:background-color="#ffffff" style:font-size-asian="10pt" style:font-size-complex="10pt"/>
    </style:style>
    <style:style style:name="P30" style:family="paragraph" style:parent-style-name="Standard">
      <style:text-properties fo:color="#000000" style:font-name="Arial" fo:font-size="10pt" officeooo:paragraph-rsid="0020f71b" fo:background-color="#ffffff" style:font-size-asian="10pt" style:font-size-complex="10pt"/>
    </style:style>
    <style:style style:name="P31" style:family="paragraph" style:parent-style-name="Standard">
      <style:text-properties fo:color="#000000" style:font-name="Arial" fo:font-size="10pt" officeooo:paragraph-rsid="0022eab8" fo:background-color="#ffffff" style:font-size-asian="10pt" style:font-size-complex="10pt"/>
    </style:style>
    <style:style style:name="P32" style:family="paragraph" style:parent-style-name="Standard">
      <style:text-properties fo:color="#000000" style:font-name="Arial" fo:font-size="10pt" officeooo:rsid="01b7c9a4" officeooo:paragraph-rsid="01b7c9a4" fo:background-color="#ffffff" style:font-size-asian="10pt" style:font-size-complex="10pt"/>
    </style:style>
    <style:style style:name="P33" style:family="paragraph" style:parent-style-name="Standard">
      <style:text-properties fo:color="#000000" style:font-name="Arial" fo:font-size="10pt" officeooo:rsid="01b8fbd0" officeooo:paragraph-rsid="01b8fbd0" fo:background-color="#ffffff" style:font-size-asian="10pt" style:font-size-complex="10pt"/>
    </style:style>
    <style:style style:name="P34" style:family="paragraph" style:parent-style-name="Standard">
      <style:text-properties fo:color="#000000" style:font-name="Arial" fo:font-size="10pt" officeooo:rsid="01ba0c34" officeooo:paragraph-rsid="01ba0c34" fo:background-color="#ffffff" style:font-size-asian="10pt" style:font-size-complex="10pt"/>
    </style:style>
    <style:style style:name="P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0d41c3" fo:background-color="#ffffff" style:font-size-asian="10pt" style:font-weight-asian="normal" style:font-size-complex="10pt" style:font-weight-complex="normal"/>
    </style:style>
    <style:style style:name="P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15978e" fo:background-color="#ffffff" style:font-size-asian="10pt" style:font-weight-asian="normal" style:font-size-complex="10pt" style:font-weight-complex="normal"/>
    </style:style>
    <style:style style:name="P37" style:family="paragraph" style:parent-style-name="Preformatted_20_Text">
      <style:text-properties fo:color="#000000" style:font-name="Arial" fo:font-size="10pt" fo:font-weight="normal" officeooo:rsid="001effae" officeooo:paragraph-rsid="0163fcff" fo:background-color="#ffffff" style:font-size-asian="10pt" style:font-weight-asian="normal" style:font-size-complex="10pt" style:font-weight-complex="normal"/>
    </style:style>
    <style:style style:name="P38" style:family="paragraph" style:parent-style-name="Preformatted_20_Text">
      <style:text-properties fo:color="#000000" style:font-name="Arial" fo:font-size="10pt" fo:font-weight="normal" officeooo:rsid="004a9265" officeooo:paragraph-rsid="004a9265" fo:background-color="#ffffff" style:font-size-asian="10pt" style:font-weight-asian="normal" style:font-size-complex="10pt" style:font-weight-complex="normal"/>
    </style:style>
    <style:style style:name="P39" style:family="paragraph" style:parent-style-name="Preformatted_20_Text">
      <style:text-properties fo:color="#000000" style:font-name="Arial" fo:font-size="10pt" fo:font-weight="normal" officeooo:rsid="01ccc0f6" officeooo:paragraph-rsid="01ccc0f6" fo:background-color="#ffffff" style:font-size-asian="10pt" style:font-weight-asian="normal" style:font-size-complex="10pt" style:font-weight-complex="normal"/>
    </style:style>
    <style:style style:name="P40"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41" style:family="paragraph" style:parent-style-name="Standard">
      <style:text-properties fo:color="#000000" style:font-name="Arial" fo:font-size="10pt" fo:font-weight="normal" officeooo:rsid="0022eab8" officeooo:paragraph-rsid="01e7cc27" fo:background-color="#ffffff" style:font-size-asian="10pt" style:font-weight-asian="normal" style:font-size-complex="10pt" style:font-weight-complex="normal"/>
    </style:style>
    <style:style style:name="P42" style:family="paragraph" style:parent-style-name="Standard">
      <style:text-properties fo:color="#000000" style:font-name="Arial" fo:font-size="10pt" fo:font-weight="normal" officeooo:rsid="01b7c9a4" officeooo:paragraph-rsid="01b7c9a4" fo:background-color="#ffffff" style:font-size-asian="10pt" style:font-weight-asian="normal" style:font-size-complex="10pt" style:font-weight-complex="normal"/>
    </style:style>
    <style:style style:name="P43" style:family="paragraph" style:parent-style-name="Standard">
      <style:text-properties fo:color="#000000" style:font-name="Arial" fo:font-size="10pt" fo:font-weight="normal" officeooo:rsid="01b7d91a" officeooo:paragraph-rsid="01b7c9a4" fo:background-color="#ffffff" style:font-size-asian="10pt" style:font-weight-asian="normal" style:font-size-complex="10pt" style:font-weight-complex="normal"/>
    </style:style>
    <style:style style:name="P44" style:family="paragraph" style:parent-style-name="Standard">
      <style:text-properties fo:color="#000000" style:font-name="Arial" fo:font-size="10pt" fo:font-weight="normal" officeooo:rsid="01b7d91a" officeooo:paragraph-rsid="01b7d91a" fo:background-color="#ffffff" style:font-size-asian="10pt" style:font-weight-asian="normal" style:font-size-complex="10pt" style:font-weight-complex="normal"/>
    </style:style>
    <style:style style:name="P45" style:family="paragraph" style:parent-style-name="Standard">
      <style:text-properties fo:color="#000000" style:font-name="Arial" fo:font-size="10pt" fo:font-weight="normal" officeooo:rsid="01b8fbd0" officeooo:paragraph-rsid="01b8fbd0" fo:background-color="#ffffff" style:font-size-asian="10pt" style:font-weight-asian="normal" style:font-size-complex="10pt" style:font-weight-complex="normal"/>
    </style:style>
    <style:style style:name="P46"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47" style:family="paragraph" style:parent-style-name="Standard">
      <style:text-properties fo:color="#000000" style:font-name="Arial" fo:font-size="10pt" fo:font-weight="normal" officeooo:rsid="01cf3dd0" officeooo:paragraph-rsid="01cf3dd0" fo:background-color="#ffffff" style:font-size-asian="10pt" style:font-weight-asian="normal" style:font-size-complex="10pt" style:font-weight-complex="normal"/>
    </style:style>
    <style:style style:name="P48"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49" style:family="paragraph" style:parent-style-name="Standard">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50" style:family="paragraph" style:parent-style-name="Standard">
      <style:text-properties fo:color="#000000" style:font-name="Arial" fo:font-size="10pt" officeooo:rsid="01ba0c34" officeooo:paragraph-rsid="01ba0c34" fo:background-color="#ffffff" style:font-size-asian="10pt" style:font-size-complex="10pt"/>
    </style:style>
    <style:style style:name="P51" style:family="paragraph" style:parent-style-name="Standard">
      <style:text-properties fo:color="#000000" style:font-name="Arial" fo:font-size="10pt" officeooo:paragraph-rsid="001effae" fo:background-color="#ffffff" style:font-size-asian="10pt" style:font-size-complex="10pt"/>
    </style:style>
    <style:style style:name="P52" style:family="paragraph" style:parent-style-name="Standard">
      <style:text-properties fo:color="#000000" style:font-name="Arial" fo:font-size="10pt" officeooo:rsid="0022eab8" officeooo:paragraph-rsid="01e7cc27" fo:background-color="#ffffff" style:font-size-asian="10pt" style:font-size-complex="10pt"/>
    </style:style>
    <style:style style:name="P53" style:family="paragraph" style:parent-style-name="Standard">
      <style:text-properties fo:color="#000000" style:font-name="Arial" fo:font-size="10pt" officeooo:paragraph-rsid="01edc90b" fo:background-color="#ffffff"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1effae" style:font-weight-asian="normal" style:font-weight-complex="normal"/>
    </style:style>
    <style:style style:name="T3" style:family="text">
      <style:text-properties fo:font-weight="normal" officeooo:rsid="001fe858" style:font-weight-asian="normal" style:font-weight-complex="normal"/>
    </style:style>
    <style:style style:name="T4" style:family="text">
      <style:text-properties fo:font-weight="normal" officeooo:rsid="0020f71b" style:font-weight-asian="normal" style:font-weight-complex="normal"/>
    </style:style>
    <style:style style:name="T5" style:family="text">
      <style:text-properties fo:font-weight="normal" officeooo:rsid="0022eab8" style:font-weight-asian="normal" style:font-weight-complex="normal"/>
    </style:style>
    <style:style style:name="T6" style:family="text">
      <style:text-properties fo:font-weight="normal" officeooo:rsid="00383bd1" style:font-weight-asian="normal" style:font-weight-complex="normal"/>
    </style:style>
    <style:style style:name="T7" style:family="text">
      <style:text-properties fo:font-weight="normal" officeooo:rsid="0039cac6" style:font-weight-asian="normal" style:font-weight-complex="normal"/>
    </style:style>
    <style:style style:name="T8" style:family="text">
      <style:text-properties fo:font-weight="normal" officeooo:rsid="0040dab1" style:font-weight-asian="normal" style:font-weight-complex="normal"/>
    </style:style>
    <style:style style:name="T9" style:family="text">
      <style:text-properties fo:font-weight="normal" officeooo:rsid="00434668" style:font-weight-asian="normal" style:font-weight-complex="normal"/>
    </style:style>
    <style:style style:name="T10" style:family="text">
      <style:text-properties fo:font-weight="normal" officeooo:rsid="004f09a3" style:font-weight-asian="normal" style:font-weight-complex="normal"/>
    </style:style>
    <style:style style:name="T11" style:family="text">
      <style:text-properties fo:font-weight="normal" officeooo:rsid="00efda5f" style:font-weight-asian="normal" style:font-weight-complex="normal"/>
    </style:style>
    <style:style style:name="T12" style:family="text">
      <style:text-properties fo:font-weight="normal" officeooo:rsid="00f15beb" style:font-weight-asian="normal" style:font-weight-complex="normal"/>
    </style:style>
    <style:style style:name="T13" style:family="text">
      <style:text-properties fo:font-weight="normal" officeooo:rsid="00f30533" style:font-weight-asian="normal" style:font-weight-complex="normal"/>
    </style:style>
    <style:style style:name="T14" style:family="text">
      <style:text-properties fo:font-weight="normal" officeooo:rsid="00f59ade" style:font-weight-asian="normal" style:font-weight-complex="normal"/>
    </style:style>
    <style:style style:name="T15" style:family="text">
      <style:text-properties fo:font-weight="normal" officeooo:rsid="00f6b599" style:font-weight-asian="normal" style:font-weight-complex="normal"/>
    </style:style>
    <style:style style:name="T16" style:family="text">
      <style:text-properties fo:font-weight="normal" officeooo:rsid="018a7333" style:font-weight-asian="normal" style:font-weight-complex="normal"/>
    </style:style>
    <style:style style:name="T17" style:family="text">
      <style:text-properties fo:font-weight="normal" officeooo:rsid="018db812" style:font-weight-asian="normal" style:font-weight-complex="normal"/>
    </style:style>
    <style:style style:name="T18" style:family="text">
      <style:text-properties fo:font-weight="normal" officeooo:rsid="018db91a" style:font-weight-asian="normal" style:font-weight-complex="normal"/>
    </style:style>
    <style:style style:name="T19" style:family="text">
      <style:text-properties fo:font-weight="normal" officeooo:rsid="018ee1ff" style:font-weight-asian="normal" style:font-weight-complex="normal"/>
    </style:style>
    <style:style style:name="T20" style:family="text">
      <style:text-properties fo:font-weight="normal" officeooo:rsid="01a105f1" style:font-weight-asian="normal" style:font-weight-complex="normal"/>
    </style:style>
    <style:style style:name="T21" style:family="text">
      <style:text-properties fo:font-weight="normal" officeooo:rsid="01a624c6" style:font-weight-asian="normal" style:font-weight-complex="normal"/>
    </style:style>
    <style:style style:name="T22" style:family="text">
      <style:text-properties fo:font-weight="normal" officeooo:rsid="01a81808" style:font-weight-asian="normal" style:font-weight-complex="normal"/>
    </style:style>
    <style:style style:name="T23" style:family="text">
      <style:text-properties fo:font-weight="normal" officeooo:rsid="01a838fb" style:font-weight-asian="normal" style:font-weight-complex="normal"/>
    </style:style>
    <style:style style:name="T24" style:family="text">
      <style:text-properties fo:font-weight="normal" officeooo:rsid="01ae10e3" style:font-weight-asian="normal" style:font-weight-complex="normal"/>
    </style:style>
    <style:style style:name="T25" style:family="text">
      <style:text-properties fo:font-weight="normal" officeooo:rsid="01af6f04" style:font-weight-asian="normal" style:font-weight-complex="normal"/>
    </style:style>
    <style:style style:name="T26" style:family="text">
      <style:text-properties fo:font-weight="normal" officeooo:rsid="01af7296" style:font-weight-asian="normal" style:font-weight-complex="normal"/>
    </style:style>
    <style:style style:name="T27" style:family="text">
      <style:text-properties fo:font-weight="normal" officeooo:rsid="01b03224" style:font-weight-asian="normal" style:font-weight-complex="normal"/>
    </style:style>
    <style:style style:name="T28" style:family="text">
      <style:text-properties fo:font-weight="normal" officeooo:rsid="01b1d709" style:font-weight-asian="normal" style:font-weight-complex="normal"/>
    </style:style>
    <style:style style:name="T29" style:family="text">
      <style:text-properties fo:font-weight="normal" officeooo:rsid="01b3247b" style:font-weight-asian="normal" style:font-weight-complex="normal"/>
    </style:style>
    <style:style style:name="T30" style:family="text">
      <style:text-properties fo:font-weight="normal" officeooo:rsid="01b4f2ec" style:font-weight-asian="normal" style:font-weight-complex="normal"/>
    </style:style>
    <style:style style:name="T31" style:family="text">
      <style:text-properties fo:font-weight="normal" officeooo:rsid="01b6603a" style:font-weight-asian="normal" style:font-weight-complex="normal"/>
    </style:style>
    <style:style style:name="T32" style:family="text">
      <style:text-properties fo:font-weight="normal" officeooo:rsid="01b7c9a4" style:font-weight-asian="normal" style:font-weight-complex="normal"/>
    </style:style>
    <style:style style:name="T33" style:family="text">
      <style:text-properties fo:font-weight="normal" officeooo:rsid="01b7d91a" style:font-weight-asian="normal" style:font-weight-complex="normal"/>
    </style:style>
    <style:style style:name="T34" style:family="text">
      <style:text-properties fo:font-weight="normal" officeooo:rsid="01c79655" style:font-weight-asian="normal" style:font-weight-complex="normal"/>
    </style:style>
    <style:style style:name="T35" style:family="text">
      <style:text-properties fo:font-weight="normal" officeooo:rsid="01c95414" style:font-weight-asian="normal" style:font-weight-complex="normal"/>
    </style:style>
    <style:style style:name="T36" style:family="text">
      <style:text-properties fo:font-weight="normal" officeooo:rsid="01c966ab" style:font-weight-asian="normal" style:font-weight-complex="normal"/>
    </style:style>
    <style:style style:name="T37" style:family="text">
      <style:text-properties fo:font-weight="normal" officeooo:rsid="01cb381d" style:font-weight-asian="normal" style:font-weight-complex="normal"/>
    </style:style>
    <style:style style:name="T38" style:family="text">
      <style:text-properties fo:font-weight="normal" officeooo:rsid="01cebeaa" style:font-weight-asian="normal" style:font-weight-complex="normal"/>
    </style:style>
    <style:style style:name="T39" style:family="text">
      <style:text-properties fo:font-weight="normal" officeooo:rsid="01cf3dd0" style:font-weight-asian="normal" style:font-weight-complex="normal"/>
    </style:style>
    <style:style style:name="T40" style:family="text">
      <style:text-properties fo:font-weight="normal" officeooo:rsid="01cf8a1c" style:font-weight-asian="normal" style:font-weight-complex="normal"/>
    </style:style>
    <style:style style:name="T41" style:family="text">
      <style:text-properties fo:font-weight="normal" officeooo:rsid="01d12984" style:font-weight-asian="normal" style:font-weight-complex="normal"/>
    </style:style>
    <style:style style:name="T42" style:family="text">
      <style:text-properties fo:font-weight="normal" officeooo:rsid="01d3b9b1" style:font-weight-asian="normal" style:font-weight-complex="normal"/>
    </style:style>
    <style:style style:name="T43" style:family="text">
      <style:text-properties fo:font-weight="normal" officeooo:rsid="01d4bd1e" style:font-weight-asian="normal" style:font-weight-complex="normal"/>
    </style:style>
    <style:style style:name="T44" style:family="text">
      <style:text-properties fo:font-weight="normal" officeooo:rsid="01d950ed" style:font-weight-asian="normal" style:font-weight-complex="normal"/>
    </style:style>
    <style:style style:name="T45" style:family="text">
      <style:text-properties fo:font-weight="normal" officeooo:rsid="01db2b6b" style:font-weight-asian="normal" style:font-weight-complex="normal"/>
    </style:style>
    <style:style style:name="T46" style:family="text">
      <style:text-properties fo:font-weight="normal" officeooo:rsid="01dcab8f" style:font-weight-asian="normal" style:font-weight-complex="normal"/>
    </style:style>
    <style:style style:name="T47" style:family="text">
      <style:text-properties fo:font-weight="normal" officeooo:rsid="01dcf11f" style:font-weight-asian="normal" style:font-weight-complex="normal"/>
    </style:style>
    <style:style style:name="T48" style:family="text">
      <style:text-properties fo:font-weight="normal" officeooo:rsid="01dd22a2" style:font-weight-asian="normal" style:font-weight-complex="normal"/>
    </style:style>
    <style:style style:name="T49" style:family="text">
      <style:text-properties fo:font-weight="normal" officeooo:rsid="01e49955" style:font-weight-asian="normal" style:font-weight-complex="normal"/>
    </style:style>
    <style:style style:name="T50" style:family="text">
      <style:text-properties fo:font-weight="normal" officeooo:rsid="01e4f631" style:font-weight-asian="normal" style:font-weight-complex="normal"/>
    </style:style>
    <style:style style:name="T51" style:family="text">
      <style:text-properties fo:font-weight="normal" officeooo:rsid="01e68c59" style:font-weight-asian="normal" style:font-weight-complex="normal"/>
    </style:style>
    <style:style style:name="T52" style:family="text">
      <style:text-properties fo:font-weight="normal" officeooo:rsid="01e943c2" style:font-weight-asian="normal" style:font-weight-complex="normal"/>
    </style:style>
    <style:style style:name="T53" style:family="text">
      <style:text-properties fo:font-weight="normal" officeooo:rsid="01ea97d0" style:font-weight-asian="normal" style:font-weight-complex="normal"/>
    </style:style>
    <style:style style:name="T54" style:family="text">
      <style:text-properties fo:font-weight="normal" officeooo:rsid="01ebf121" style:font-weight-asian="normal" style:font-weight-complex="normal"/>
    </style:style>
    <style:style style:name="T55" style:family="text">
      <style:text-properties fo:font-weight="normal" officeooo:rsid="01edb61a" style:font-weight-asian="normal" style:font-weight-complex="normal"/>
    </style:style>
    <style:style style:name="T56" style:family="text">
      <style:text-properties fo:font-weight="normal" officeooo:rsid="01f0e3e2" style:font-weight-asian="normal" style:font-weight-complex="normal"/>
    </style:style>
    <style:style style:name="T57" style:family="text">
      <style:text-properties officeooo:rsid="0040b33a"/>
    </style:style>
    <style:style style:name="T58" style:family="text">
      <style:text-properties officeooo:rsid="0041a558"/>
    </style:style>
    <style:style style:name="T59" style:family="text">
      <style:text-properties officeooo:rsid="00430997"/>
    </style:style>
    <style:style style:name="T60" style:family="text">
      <style:text-properties officeooo:rsid="004b5371"/>
    </style:style>
    <style:style style:name="T61" style:family="text">
      <style:text-properties officeooo:rsid="004eea7c"/>
    </style:style>
    <style:style style:name="T62" style:family="text">
      <style:text-properties officeooo:rsid="00507271"/>
    </style:style>
    <style:style style:name="T63" style:family="text">
      <style:text-properties officeooo:rsid="005f5f26"/>
    </style:style>
    <style:style style:name="T64" style:family="text">
      <style:text-properties fo:font-weight="bold" style:font-weight-asian="bold" style:font-weight-complex="bold"/>
    </style:style>
    <style:style style:name="T65" style:family="text">
      <style:text-properties fo:font-weight="bold" officeooo:rsid="012dec58" style:font-weight-asian="bold" style:font-weight-complex="bold"/>
    </style:style>
    <style:style style:name="T66" style:family="text">
      <style:text-properties officeooo:rsid="00f37599"/>
    </style:style>
    <style:style style:name="T67" style:family="text">
      <style:text-properties officeooo:rsid="00f86819"/>
    </style:style>
    <style:style style:name="T68" style:family="text">
      <style:text-properties officeooo:rsid="012dec58"/>
    </style:style>
    <style:style style:name="T69" style:family="text">
      <style:text-properties officeooo:rsid="013a3875"/>
    </style:style>
    <style:style style:name="T70" style:family="text">
      <style:text-properties officeooo:rsid="013dd7b7"/>
    </style:style>
    <style:style style:name="T71" style:family="text">
      <style:text-properties officeooo:rsid="01433241"/>
    </style:style>
    <style:style style:name="T72" style:family="text">
      <style:text-properties officeooo:rsid="0152f62d"/>
    </style:style>
    <style:style style:name="T73" style:family="text">
      <style:text-properties officeooo:rsid="01557bbc"/>
    </style:style>
    <style:style style:name="T74" style:family="text">
      <style:text-properties officeooo:rsid="01589ff0"/>
    </style:style>
    <style:style style:name="T75" style:family="text">
      <style:text-properties officeooo:rsid="015a6cba"/>
    </style:style>
    <style:style style:name="T76" style:family="text">
      <style:text-properties officeooo:rsid="016778b9"/>
    </style:style>
    <style:style style:name="T77" style:family="text">
      <style:text-properties officeooo:rsid="0168b023"/>
    </style:style>
    <style:style style:name="T78" style:family="text">
      <style:text-properties officeooo:rsid="0168b9a3"/>
    </style:style>
    <style:style style:name="T79" style:family="text">
      <style:text-properties officeooo:rsid="016c8951"/>
    </style:style>
    <style:style style:name="T80" style:family="text">
      <style:text-properties officeooo:rsid="01751468"/>
    </style:style>
    <style:style style:name="T81" style:family="text">
      <style:text-properties officeooo:rsid="0175b47d"/>
    </style:style>
    <style:style style:name="T82" style:family="text">
      <style:text-properties officeooo:rsid="017785b4"/>
    </style:style>
    <style:style style:name="T83" style:family="text">
      <style:text-properties officeooo:rsid="017b0188"/>
    </style:style>
    <style:style style:name="T84" style:family="text">
      <style:text-properties officeooo:rsid="017d07d6"/>
    </style:style>
    <style:style style:name="T85" style:family="text">
      <style:text-properties officeooo:rsid="017e9c88"/>
    </style:style>
    <style:style style:name="T86" style:family="text">
      <style:text-properties officeooo:rsid="018476fb"/>
    </style:style>
    <style:style style:name="T87" style:family="text">
      <style:text-properties officeooo:rsid="0187f399"/>
    </style:style>
    <style:style style:name="T88" style:family="text">
      <style:text-properties officeooo:rsid="0188c20f"/>
    </style:style>
    <style:style style:name="T89" style:family="text">
      <style:text-properties officeooo:rsid="018a7333"/>
    </style:style>
    <style:style style:name="T90" style:family="text">
      <style:text-properties officeooo:rsid="019dc2e5"/>
    </style:style>
    <style:style style:name="T91" style:family="text">
      <style:text-properties officeooo:rsid="01a39425"/>
    </style:style>
    <style:style style:name="T92" style:family="text">
      <style:text-properties officeooo:rsid="01a624c6"/>
    </style:style>
    <style:style style:name="T93" style:family="text">
      <style:text-properties officeooo:rsid="01bf09f7"/>
    </style:style>
    <style:style style:name="T94" style:family="text">
      <style:text-properties officeooo:rsid="01c42bc1"/>
    </style:style>
    <style:style style:name="T95" style:family="text">
      <style:text-properties officeooo:rsid="01c73563"/>
    </style:style>
    <style:style style:name="T96" style:family="text">
      <style:text-properties officeooo:rsid="01ccdab4"/>
    </style:style>
    <style:style style:name="T97" style:family="text">
      <style:text-properties officeooo:rsid="01cd602a"/>
    </style:style>
    <style:style style:name="T98" style:family="text">
      <style:text-properties officeooo:rsid="01d2feda"/>
    </style:style>
    <style:style style:name="T99" style:family="text">
      <style:text-properties officeooo:rsid="01d6502c"/>
    </style:style>
    <style:style style:name="T100" style:family="text">
      <style:text-properties officeooo:rsid="01e16021"/>
    </style:style>
    <style:style style:name="T101" style:family="text">
      <style:text-properties officeooo:rsid="01e892e9"/>
    </style:style>
    <style:style style:name="T102" style:family="text">
      <style:text-properties officeooo:rsid="01efa5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ie Rache</text:p>
      <text:p text:style-name="P26"/>
      <text:p text:style-name="P15">--- Kampagnenbeschreibung:</text:p>
      <text:p text:style-name="P35"/>
      <text:p text:style-name="P15"/>
      <text:p text:style-name="P16">Die Rache von Tedder</text:p>
      <text:p text:style-name="P16"/>
      <text:p text:style-name="P20"><text:span text:style-name="T69">Es war etwa in der Zeit nach dem Kapou‘e die Wahrheit über die Geschehnisse mit seinem Vater herausfand. Doch unsere Geschichte spielt in den Tückischen Gipfeln, südlich </text:span>vom Schwarzen Fluss <text:span text:style-name="T69">und</text:span> <text:span text:style-name="T69">südöstlich der Sandigen Einöde</text:span>, jenseits von allen in Wesnoth bekannten Erzählungen und Sagen<text:span text:style-name="T69">.</text:span></text:p>
      <text:p text:style-name="P21">Trolle waren hier das vorherrschende Volk – Sie hatten die fortschrittlichsten Technologien umgesetzt, noch bevor die südlich lebenden Menschen davon träumten. <text:span text:style-name="T70">Bis nach Wesnoth drang niemals auch nur eine Kleinigkeit der Geschehnisse südlich des Schwarzen Flusses, da alles in allem friedliebend und ohne ausartende Konflikte von Statten ging. Doch Disgustus I, ein sturer und erhabener Wichtigtuer, hatte es bis zur machtvollsten Position in Bostim - Dem Zentrum allen Handels - geschafft und es war die Zeit gekommen, in der sich etwas ändern sollte.</text:span></text:p>
      <text:p text:style-name="P21"/>
      <text:p text:style-name="P22">Hinweis: Diese Kampagne enthält sehr viel Story und keine längeren Szenarien mit der Mission „Besiege alle gegnerischen Anführer“. <text:span text:style-name="T71">Wenn du in einer Kampagne interessiert bist, die rein auf Kampf basiert, solltest du dir eine Andere aussuchen.</text:span></text:p>
      <text:p text:style-name="P18"/>
      <text:p text:style-name="P23">Primäre Stories: 2</text:p>
      <text:p text:style-name="P23"><text:span text:style-name="T93">Erweiterte</text:span> Storylines: 3</text:p>
      <text:p text:style-name="P36"/>
      <text:p text:style-name="P24"/>
      <text:p text:style-name="P17"/>
      <text:p text:style-name="P27">Episode 1: Der Anfang</text:p>
      <text:p text:style-name="P1"/>
      <text:p text:style-name="P6">Ich hole ein bisschen weiter aus, damit ihr auch versteht, was der Ur<text:span text:style-name="T73">sp</text:span>rung allen Übels ist. <text:span text:style-name="T72">Es waren 3 Jahre, in denen die Menschen unter Disgustus I keine Probleme bereiteten. Doch es war nur eine Frage der Zeit, wann sich des Machthabers Arroganz und Ignoranz in Problemen widerspiegelten.</text:span></text:p>
      <text:p text:style-name="P5"/>
      <text:p text:style-name="P7">Mein Name ist Tedder. <text:span text:style-name="T74">Es </text:span>spielte sich in <text:span text:style-name="T83">m</text:span>einem friedlichen, ruhigen und entspannten Dorf, gelegen in den Tückischen Gipfeln, ab. <text:span text:style-name="T75">An jenem Tage waren die friedliebenden Trolle meines Stammes das sozusagen vorherrschende Volk, vor Menschen, Zwergen oder gar Elfen. Es gab sonnige Tage in diesen Zeiten und es gab schlechte Tage, mit Überschwemmungen der Flüsse und Berglawinen, bis hin zu Dürreperioden, deren Stürme den Sand der Sandigen Einöde bis hinauf in unsere Bergstädte trugen.</text:span></text:p>
      <text:p text:style-name="P2"/>
      <text:p text:style-name="P37">Du wirst nun eventuell eine Menge von Kriegen, Tag ein und Tag aus, erwarten. Kriegssuchende Trolle in den Bergen, ohne in Streitigkeit mit den Menschen, Zwergen oder Elfen? Aber südlich des Schwarzen Flusses war es seit Jahrtausenden die Rasse der Trolle meiner Vorgänger, die jeglichen Fortschritt in die Wege leiteten.</text:p>
      <text:p text:style-name="P8"/>
      <text:p text:style-name="P8"><text:span text:style-name="T76">Ich verspreche dir, alles und jeder wurde gut behandelt. </text:span>Die einzigen Unruhen, die es weit und breit zu erzählen gab, waren von Überfällen der Wilden <text:span text:style-name="T77">in die zivilisierteren Städte der Menschen</text:span> oder ein paar vereinzelte, aufstrebende Orks, <text:span text:style-name="T77">die hingerichtet werden mussten, oder dort </text:span>ein machtsüchtiger Adliger der Menschen.</text:p>
      <text:p text:style-name="P8"/>
      <text:p text:style-name="P4">Noch ein <text:span text:style-name="T84">b</text:span>isschen mehr über die schönen Zeiten. Ich beschränke mich auf das Gebiet, in dem sich alles abspielt<text:span text:style-name="T78">e</text:span>. <text:span text:style-name="T79">Es waren friedliche Zeiten, seit Jahrhunderten. Momentan war der Stammeshäuptling Uruknorg, als Nachfolger seiner Vorahnen, dafür zuständig, die Kriegsfehden zwischen den Orkstämmen in Grenzen zu halten – Vergleichbar mit der Arbeit, die Kapou‘e in den nördlichen Landen von Wesnoth zu erledigen hatte.</text:span></text:p>
      <text:p text:style-name="P4"/>
      <text:p text:style-name="P3">Von den im <text:span text:style-name="T80">Wachsamen</text:span> Wald lebenden Wesen, seien es die alten Waldschrate oder die dem Elfenkönig Vasolin unterliegenden Elfen, wurde seit <text:span text:style-name="T80">Ewigkeiten </text:span>nichts mehr gehört. Das Einzige, <text:span text:style-name="T84">das </text:span>man <text:span text:style-name="T80">vom Wald </text:span>mitbekam, waren ein paar <text:span text:style-name="T84">a</text:span>btrünnige <text:span text:style-name="T81">Elfenfürsten</text:span>, die jedoch keine weiteren Probleme bereiteten.</text:p>
      <text:p text:style-name="P3"/>
      <text:p text:style-name="P3">Die Hauptrolle der Menschen spielte sich damals<text:span text:style-name="T82"> </text:span>in <text:span text:style-name="T84">Bostim</text:span> ab. <text:span text:style-name="T85">Bostim war</text:span> <text:span text:style-name="T84">eine</text:span> <text:span text:style-name="T84">Stadt</text:span>, <text:span text:style-name="T84">der </text:span>Mittelpunkt allen Handels <text:span text:style-name="T84">und unter Anderem der Sitz eines jeden Herrschers der Menschen – Momentan Disgustus der Erste – Südlich vom Schwarzen Fluss. Die Menschen waren seit eh und je in den südlicheren Regionen etwas unterbelichtet, soweit es sich um technologische oder soziale Aspekte und ihre Sprache handelte.</text:span></text:p>
      <text:p text:style-name="P3"><text:soft-page-break/></text:p>
      <text:p text:style-name="P39">Ein paar Tage bevor meine Geschichte ihren Lauf nahm, wurden wir von Wilden aus den nördlicheren Gebieten unseres Gebirges überfallen – Sie stahlen all unser Gold, während sich die meisten unserer Wächter auf der Jagd befanden. Wäre dieser Teil anders verlaufen, wer weiß, vielleicht hätte <text:span text:style-name="T96">ich mich nie in dieser Lage befunden</text:span>.</text:p>
      <text:p text:style-name="P3"/>
      <text:p text:style-name="P3"><text:span text:style-name="T97">Ein paar wenige Tage nach dem Überfall der Wilden </text:span>war <text:span text:style-name="T60">es soweit. Es regte sich etwas in Bostim. Raben flogen von der Menschenstadt nach Südwesten, in Richtung des Wachsamen Waldes. Die Stadt rüstete sich auf. Glocken läuteten an jenem Morgen. Soldaten wurden aus der Reserve zur Verstärkung geholt. Die Grenzwachen am Fluss wurden verstärkt.</text:span></text:p>
      <text:p text:style-name="P10"/>
      <text:p text:style-name="P1"><text:span text:style-name="T60">Wir bekamen in unserem Heim, in den Tückischen Gipfeln, </text:span>den Lärm <text:span text:style-name="T86">aus der Ferne</text:span> <text:span text:style-name="T60">seit dem </text:span>Morgen<text:span text:style-name="T60">grauen </text:span>mit. <text:span text:style-name="T60">Ich </text:span>schickte zwei <text:span text:style-name="T60">m</text:span>einer Krieger zur südlichen Grenze der Berge, um herauszufinden, was in <text:span text:style-name="T86">Bostim </text:span>vor sich ging. Hier beginnt <text:span text:style-name="T60">meine</text:span> Geschichte...</text:p>
      <text:p text:style-name="P10"/>
      <text:p text:style-name="P10">--- Südlich der Berge <text:span text:style-name="T87">die </text:span>2 Trolle (Namen: Brunt und Satisfier) - <text:s/><text:span text:style-name="T87">S</text:span>ie sichten Reiter südlich von <text:span text:style-name="T87">Prestim</text:span> kommend</text:p>
      <text:p text:style-name="P10"/>
      <text:p text:style-name="P28"><text:span text:style-name="T2">Brunt: „</text:span>Schau, dort im Süden. Ritter mit dem Wappen <text:span text:style-name="T94">Prestims</text:span>! Ob <text:span text:style-name="T94">s</text:span>ie <text:span text:style-name="T94">eine Nachricht für Tedder überbringen</text:span>?<text:span text:style-name="T2">“</text:span></text:p>
      <text:p text:style-name="P10"/>
      <text:p text:style-name="P10">--- Die Reiter nähern sich dem Troll Satisfier</text:p>
      <text:p text:style-name="P10"/>
      <text:p text:style-name="P28"><text:span text:style-name="T2">Satisfier: „</text:span>Seid gegrüßt, <text:span text:style-name="T89">Ritter</text:span> von <text:span text:style-name="T89">Prestim</text:span>! Was geschieht im Süden hinter verschlossenen <text:span text:style-name="T95">Toren</text:span>? Glocken <text:span text:style-name="T87">wurden </text:span>geläutet und...<text:span text:style-name="T2">“</text:span></text:p>
      <text:p text:style-name="P10"/>
      <text:p text:style-name="P10">--- Die Reiter <text:span text:style-name="T61">ermorden</text:span> den Troll Satisfier</text:p>
      <text:p text:style-name="P10"/>
      <text:p text:style-name="P10">--- Troll Brunt flieht nach Norden, zu Tedder in die Festung</text:p>
      <text:p text:style-name="P10"/>
      <text:p text:style-name="P10">--- Die Ritter reiten zurück nach Süden, <text:span text:style-name="T88">nach Prestim</text:span>, zu Disgustus <text:span text:style-name="T89">I</text:span></text:p>
      <text:p text:style-name="P10"/>
      <text:p text:style-name="P28"><text:span text:style-name="T2">Reiter 1: „</text:span><text:span text:style-name="T16">Ihre </text:span><text:span text:style-name="T17">Lauchigkeit</text:span><text:span text:style-name="T1">, wir ham n paar Trolle nah zum Flachland </text:span><text:span text:style-name="T18">getroffn</text:span><text:span text:style-name="T1">.</text:span><text:span text:style-name="T2">“</text:span></text:p>
      <text:p text:style-name="P10"/>
      <text:p text:style-name="P28"><text:span text:style-name="T2">General Disgustus: „</text:span><text:span text:style-name="T1">Und was...?</text:span><text:span text:style-name="T2">“</text:span></text:p>
      <text:p text:style-name="P10"/>
      <text:p text:style-name="P28"><text:span text:style-name="T2">Reiter 1: „</text:span><text:span text:style-name="T19">E</text:span><text:span text:style-name="T1">inen ha</text:span><text:span text:style-name="T10">m</text:span><text:span text:style-name="T1"> wir erwischt.</text:span><text:span text:style-name="T2">“</text:span></text:p>
      <text:p text:style-name="P10"/>
      <text:p text:style-name="P28"><text:span text:style-name="T2">General Disgustus: „</text:span><text:span text:style-name="T1">Dann ist es wohl soweit. Lasst Botschaft an die Elfen überbringen, sie solln sich bereit halten. Bringen wir Tedders Herrschaft über </text:span><text:span text:style-name="T34">die Tückischen Gipfel</text:span><text:span text:style-name="T1"> hiermit zu Ende!</text:span><text:span text:style-name="T2">“</text:span></text:p>
      <text:p text:style-name="P10"/>
      <text:p text:style-name="P10">--- Bei Tedder, im Norden</text:p>
      <text:p text:style-name="P10"/>
      <text:p text:style-name="P28"><text:span text:style-name="T2">Brunt: „</text:span><text:span text:style-name="T1">Wir werden angegriffen! ALARM! </text:span><text:span text:style-name="T35">Ritter</text:span><text:span text:style-name="T1"> aus </text:span><text:span text:style-name="T35">Bostim </text:span><text:span text:style-name="T1">haben </text:span><text:span text:style-name="T35">Satisfier </text:span><text:span text:style-name="T1">ermordet! Disgustus </text:span><text:span text:style-name="T35">I </text:span><text:span text:style-name="T1">muss </text:span><text:span text:style-name="T35">seine Armeen</text:span><text:span text:style-name="T1"> für eine</text:span><text:span text:style-name="T35">n Krieg gerüstet haben</text:span><text:span text:style-name="T1">!</text:span><text:span text:style-name="T2">“</text:span></text:p>
      <text:p text:style-name="P10"/>
      <text:p text:style-name="P28"><text:span text:style-name="T2">Tedder: „</text:span><text:span text:style-name="T1">Was kommt mir hier zu Ohren? Die Menschen brechen </text:span><text:span text:style-name="T36">unseren </text:span><text:span text:style-name="T1">Frieden, den, den ein jeder Elf, Zwerg, Ork, </text:span><text:span text:style-name="T36">Mensch, Troll oder Drake nördlich des Schwarzen Flusses seit</text:span><text:span text:style-name="T1"> eh und je </text:span><text:span text:style-name="T37">ersehnt</text:span><text:span text:style-name="T1">?</text:span><text:span text:style-name="T2">“</text:span></text:p>
      <text:p text:style-name="P10"/>
      <text:p text:style-name="P47">Brunt: „So sieht es wohl aus. Ich befürchte das Schlimmste für uns, Tedder. Unsere Vorräte in den Höhlen wurden ausgeraubt – Wir haben kaum noch Gold in unserem Besitz, weder noch genügend bewaffnete Kämpfer, um uns zu verteidigen.“</text:p>
      <text:p text:style-name="P10"/>
      <text:p text:style-name="P28"><text:span text:style-name="T40">Tedder</text:span><text:span text:style-name="T2">: „</text:span><text:span text:style-name="T40">Ganz egal, was passieren mag. Dieser Abschaum von einem Menschenkönig Disgustus wird sein Leben für seine Taten lassen. </text:span><text:span text:style-name="T1">Lass</text:span><text:span text:style-name="T40">t </text:span><text:span text:style-name="T1">uns diesen </text:span><text:span text:style-name="T42">sabbernden</text:span><text:span text:style-name="T38">, </text:span><text:span text:style-name="T1">schwertschwingenden </text:span><text:span text:style-name="T38">Zweibeinern</text:span><text:span text:style-name="T1"> zeigen, was passiert, wenn man </text:span><text:span text:style-name="T39">sich mit <text:s/></text:span><text:span text:style-name="T40">uns anlegt! </text:span><text:span text:style-name="T41">Wo ist Ugoki? Ich brauche meine besten Männer an meiner Seite!!!</text:span><text:span text:style-name="T2">“</text:span></text:p>
      <text:p text:style-name="P10"/>
      <text:p text:style-name="P10">--- <text:span text:style-name="T98">Troll </text:span>Ugoki kommt von Nordosten zu Tedder und Brunt</text:p>
      <text:p text:style-name="P10"/>
      <text:p text:style-name="P28"><text:span text:style-name="T2">Ugoki: „</text:span><text:span text:style-name="T43">Was ist los, Tedder</text:span><text:span text:style-name="T1">? Ich musste meine Nachspeise aus </text:span><text:span text:style-name="T42">Stinktier</text:span><text:span text:style-name="T12">anus</text:span><text:span text:style-name="T1"> und Pferdefuß</text:span><text:span text:style-name="T12">s</text:span><text:span text:style-name="T13">oße</text:span><text:span text:style-name="T1"> unterbrechen.</text:span><text:span text:style-name="T2">“</text:span></text:p>
      <text:p text:style-name="P10"/>
      <text:p text:style-name="P10">--- Zwei Trolle (Namen: Pelter und <text:span text:style-name="T99">Goltar</text:span>) kommen von Nordosten zu Tedder, Ugoki und Brunt</text:p>
      <text:p text:style-name="P10"><text:soft-page-break/><text:span text:style-name="T2"/></text:p>
      <text:p text:style-name="P10">--- Ziel: Überlebe x Runden gegen die Invasion von General Disgustus</text:p>
      <text:p text:style-name="P10"/>
      <text:p text:style-name="P10">--- Nach y Runden (y &lt; x) kommen Attentäter im Westen der Map</text:p>
      <text:p text:style-name="P10"/>
      <text:p text:style-name="P28"><text:span text:style-name="T2">Attentäter 1: „Schulz!“</text:span></text:p>
      <text:p text:style-name="P10"/>
      <text:p text:style-name="P10">--- Tod von Tedder</text:p>
      <text:p text:style-name="P10"/>
      <text:p text:style-name="P28"><text:span text:style-name="T2">Tedder: „</text:span><text:span text:style-name="T1">Ich habe versagt zu herrschen... Doch möge </text:span><text:span text:style-name="T6">die </text:span><text:span text:style-name="T1">Rache </text:span><text:span text:style-name="T6">meiner Rasse diese</text:span><text:span text:style-name="T7"> </text:span><text:span text:style-name="T6">stinkenden Menschen vernichten, </text:span><text:span text:style-name="T47">Prestim</text:span><text:span text:style-name="T1"> </text:span><text:span text:style-name="T47">nieder</text:span><text:span text:style-name="T1">brennen und ihre Seelen auf Ewig quälen!</text:span><text:span text:style-name="T2">“</text:span></text:p>
      <text:p text:style-name="P10"/>
      <text:p text:style-name="P10">--- Tod von Ugoki</text:p>
      <text:p text:style-name="P10"/>
      <text:p text:style-name="P28"><text:span text:style-name="T2">Ugoki: „</text:span><text:span text:style-name="T1">Es tut mir leid, Tedder, </text:span><text:span text:style-name="T48">mein Freund</text:span><text:span text:style-name="T1">... Ich habe versagt.</text:span><text:span text:style-name="T2">“</text:span></text:p>
      <text:p text:style-name="P10"/>
      <text:p text:style-name="P10">--- Sollte einer der gegnerischen Anführer besiegt werden (was eigentlich nicht möglich ist, nur mit Cheaten)</text:p>
      <text:p text:style-name="P10"/>
      <text:p text:style-name="P28"><text:span text:style-name="T2">General Disgustus: „</text:span><text:span text:style-name="T1">Ihr werdet mich nie besiegen, geht doch gar nicht. Meine Männer haben euch bereits </text:span><text:span text:style-name="T44">so gut wie tot gemacht</text:span><text:span text:style-name="T1">. </text:span><text:span text:style-name="T44">Kreppiert doch endlich</text:span><text:span text:style-name="T1">!</text:span><text:span text:style-name="T2">“</text:span></text:p>
      <text:p text:style-name="P10"/>
      <text:p text:style-name="P29"><text:span text:style-name="T2">D</text:span><text:span text:style-name="T3">ialog: „</text:span><text:span text:style-name="T1">Die Trolle waren so kurz vor dem Sieg - Doch die Überraschung war auf der Seite der Menschen.</text:span><text:span text:style-name="T3">“</text:span></text:p>
      <text:p text:style-name="P10"/>
      <text:p text:style-name="P10">--- In allen obigen Todesfällen, sei es Tedder, Ugoki oder ein Gegner….</text:p>
      <text:p text:style-name="P13"/>
      <text:p text:style-name="P29"><text:span text:style-name="T3">Dialog: „</text:span><text:span text:style-name="T1">Tedders Stamm kämpften lan</text:span><text:span text:style-name="T45">g und ohne Furcht – Doch letztendlich wurden je</text:span><text:span text:style-name="T1">ne, die immer noch am Leben waren, </text:span><text:span text:style-name="T46">ohne Zögern</text:span><text:span text:style-name="T1"> umgebracht. In Zusammenarbeit mit den Attentätern wurde bis auf den letzten Troll Blut vergossen.</text:span><text:span text:style-name="T3">“</text:span></text:p>
      <text:p text:style-name="P14"/>
      <text:p text:style-name="P29"><text:span text:style-name="T3">--- </text:span><text:span text:style-name="T2"><text:s/></text:span><text:span text:style-name="T3">Ein weiterer Attentäter der Menschen erscheint und tötet alle noch lebenden Trolle</text:span></text:p>
      <text:p text:style-name="P14"><text:span text:style-name="T11"/></text:p>
      <text:p text:style-name="P14">Dialog: „An diesem Tage <text:span text:style-name="T100">wurde Tedder Eins mit dem Reich der Toten</text:span>…“</text:p>
      <text:p text:style-name="P14"/>
      <text:p text:style-name="P14"/>
      <text:p text:style-name="P14"/>
      <text:p text:style-name="P25">Episode 2: Auferstehung</text:p>
      <text:p text:style-name="P25"/>
      <text:p text:style-name="P11">Schwärze umgibt <text:span text:style-name="T62">mich</text:span>.</text:p>
      <text:p text:style-name="P11"/>
      <text:p text:style-name="P9">Fühlt sich der Tod so an? <text:span text:style-name="T90">Ich spüre einen Luftzug… Geht der Wind etwa… Durch mich hindurch?</text:span></text:p>
      <text:p text:style-name="P11"/>
      <text:p text:style-name="P11">--- <text:span text:style-name="T65">Wetter:</text:span><text:span text:style-name="T68"> Es wird in diesem Szenario per Zufall ein Wetter generiert, in dem die Kampagne spielen wird. Das Wetter wird keine Einflüsse auf die Story haben, nur auf das Spielerlebnis bzw. die Karten. Es sind die Karten für jedes Szenario und alle Wetter speziell angepasst. Möglich generierte Wetter: Überschwemmung oder Dürre</text:span></text:p>
      <text:p text:style-name="P11"/>
      <text:p text:style-name="P11">--- Tedder und Ugoki befinden sich in einer <text:span text:style-name="T63">Höhle</text:span>, als Geister</text:p>
      <text:p text:style-name="P11"/>
      <text:p text:style-name="P30"><text:span text:style-name="T4">Ugoki: „</text:span>Scheiße, der letzte Schnaps muss schlecht gewesen sein.<text:span text:style-name="T4">“</text:span></text:p>
      <text:p text:style-name="P11"/>
      <text:p text:style-name="P30"><text:span text:style-name="T4">Tedder: „</text:span><text:span text:style-name="T1">Wer bist du? Was bist du??</text:span><text:span text:style-name="T4">“</text:span></text:p>
      <text:p text:style-name="P11"/>
      <text:p text:style-name="P30"><text:span text:style-name="T4">Ugoki: „</text:span><text:span text:style-name="T1">Oh mein Gott. Was bist du denn? </text:span><text:span text:style-name="T20">Bist… </text:span><text:span text:style-name="T1">durchsichtig, ist dir das klar? Hast du... Bist du ansteckend?</text:span><text:span text:style-name="T4">“</text:span></text:p>
      <text:p text:style-name="P11"/>
      <text:p text:style-name="P30"><text:span text:style-name="T4">Tedder: „</text:span><text:span text:style-name="T1">Das selbe kann ich von dir behaupten. Ich bin Tedder, Heerführer der Trolle aus de</text:span><text:span text:style-name="T49">n Tückischen Gipfeln</text:span><text:span text:style-name="T1">. Das war ich zumindest vor Kurzem. Ich weiß um ehrlich zu sein nicht, wann das war. Mir kommt es nur wie ein paar Minuten vor seit ich... Moment. Ich wurde getötet. Dieser dreckige, mickrige, stinkende Wurm </text:span><text:span text:style-name="T49">Disgustus von Prestim</text:span><text:span text:style-name="T1"> hat mein </text:span><text:span text:style-name="T50">Volk verraten und meine Heimat überrannt</text:span><text:span text:style-name="T1">!</text:span><text:span text:style-name="T4">“</text:span></text:p>
      <text:p text:style-name="P11"/>
      <text:p text:style-name="P30"><text:span text:style-name="T4">Ugoki: „</text:span><text:span text:style-name="T1">Na, so trifft man sich wieder. Auch wenn du, ich meine wir, wirklich nicht gesund aussehen und du mich ohne Zweifel nicht wieder erkennst - Ich bin, oder war, Ugoki. Ich kann mich auch an etwas erinnern. Da war... Krieg. Nein, Friede. Aber dann... Ich musste mein Frühstück unterbrechen.</text:span><text:span text:style-name="T4">“</text:span></text:p>
      <text:p text:style-name="P11"/>
      <text:p text:style-name="P30"><text:soft-page-break/><text:span text:style-name="T4">Tedder: „</text:span><text:span text:style-name="T1">Das erleichtert mich zumindest ein Bisschen. Auch wenn ich wirklich verstört bin was unser Dasein betrifft. Was sind wir? Was ist mit uns passiert?</text:span><text:span text:style-name="T4">“</text:span></text:p>
      <text:p text:style-name="P11"/>
      <text:p text:style-name="P30"><text:span text:style-name="T4">Ugoki: „</text:span><text:span text:style-name="T1">Wir sehen aus wie… </text:span><text:span text:style-name="T51">Wir</text:span><text:span text:style-name="T1"> sehen aus wie etwas Bogusartiges. Unecht. Geisterhaft.</text:span><text:span text:style-name="T4">“</text:span></text:p>
      <text:p text:style-name="P11"/>
      <text:p text:style-name="P30"><text:span text:style-name="T4">Tedder: „</text:span><text:span text:style-name="T51">Darum werden wir uns gemeinsam kümmern</text:span><text:span text:style-name="T1">. Lass uns </text:span><text:span text:style-name="T51">aber zuerst </text:span><text:span text:style-name="T1">aus dieser </text:span><text:span text:style-name="T51">dreckigen</text:span><text:span text:style-name="T1"> und engen Höhle entkommen.</text:span><text:span text:style-name="T4">“</text:span></text:p>
      <text:p text:style-name="P11"/>
      <text:p text:style-name="P52"><text:span text:style-name="T4">--- </text:span><text:span text:style-name="T1">Ziel: Erforsche die Höhle</text:span></text:p>
      <text:p text:style-name="P41"/>
      <text:p text:style-name="P12">--- Wenn man Dörfer einni<text:span text:style-name="T57">m</text:span>mt, kommen zu einer zweidrittel Chance riesige Ratten neben dem Dorf, ein „Rattennest“ darstellend</text:p>
      <text:p text:style-name="P12"/>
      <text:p text:style-name="P12">--- Wenn die erste Ratte erscheint</text:p>
      <text:p text:style-name="P12"/>
      <text:p text:style-name="P31"><text:span text:style-name="T5">Einheit, die das Dorf eingenommen hat: „</text:span><text:span text:style-name="T1">Ha, ein Rattennest! Lecker...</text:span><text:span text:style-name="T5">“</text:span></text:p>
      <text:p text:style-name="P12"/>
      <text:p text:style-name="P12">--- <text:span text:style-name="T91">Nach einigen weiteren </text:span>Ratte<text:span text:style-name="T91">n</text:span></text:p>
      <text:p text:style-name="P12"/>
      <text:p text:style-name="P31"><text:span text:style-name="T5">Einheit, die das Dorf eingenommen hat: „</text:span><text:span text:style-name="T1">Irgendwie schmecke</text:span><text:span text:style-name="T8">n diese Ratten nach nichts…</text:span><text:span text:style-name="T5">“</text:span></text:p>
      <text:p text:style-name="P12"/>
      <text:p text:style-name="P12">--- Es gibt ein Fläschchen in der Höhle, auf dessen Feld man eine Einheit bewegen kann. Wenn eine Einheit das Feld betritt:</text:p>
      <text:p text:style-name="P12"/>
      <text:p text:style-name="P31"><text:span text:style-name="T5">Dialog: „</text:span><text:span text:style-name="T1">Der glibberige und tödlich rot aussehende Inhalt könnte gefährlich sein. Soll $unit.name die Flüssigkeit trinken?</text:span><text:span text:style-name="T5">“</text:span></text:p>
      <text:p text:style-name="P31"><text:span text:style-name="T5">Option: „</text:span><text:span text:style-name="T1">Vorsichtig zurücklegen, damit es nicht zerbricht.</text:span><text:span text:style-name="T5">“</text:span></text:p>
      <text:p text:style-name="P31"><text:span text:style-name="T5">Option: „</text:span><text:span text:style-name="T1">Das wäre viel zu riskant. Zerstören!</text:span><text:span text:style-name="T5">“</text:span></text:p>
      <text:p text:style-name="P12">Option: „<text:span text:style-name="T58">Auf Ex!</text:span>“</text:p>
      <text:p text:style-name="P12"/>
      <text:p text:style-name="P12">--- Wenn Option 1, dann passiert nichts. Man kann erneut eine Einheit auf das Feld bewegen, und der selbe Dialog erscheint</text:p>
      <text:p text:style-name="P12"/>
      <text:p text:style-name="P12">--- Wenn Option 2, dann explodiert das Fläschchen und die Einheit bekommt 15 Lebenspunkte abgezogen, aber bis zu einem Mi<text:span text:style-name="T59">n</text:span>imum von aktuellem 1 Lebenspunkt der Einheit</text:p>
      <text:p text:style-name="P12"/>
      <text:p text:style-name="P12">--- Wenn Option 3, dann werden die maximalen sowie die aktuellen <text:span text:style-name="T66">Lebens</text:span>punkte der Einheit um 15 erhöht</text:p>
      <text:p text:style-name="P12"><text:span text:style-name="T1"/></text:p>
      <text:p text:style-name="P41">--- Ein bisschen weiter die Höhle stößt man auf einen <text:span text:style-name="T101">eingekerkerten </text:span>Zauberer. Wenn man auf <text:span text:style-name="T92">den Zauberer stößt…</text:span></text:p>
      <text:p text:style-name="P12"/>
      <text:p text:style-name="P31"><text:span text:style-name="T21">Zauberer</text:span><text:span text:style-name="T5">: „</text:span><text:span text:style-name="T1">Wer seid </text:span><text:span text:style-name="T21">i</text:span><text:span text:style-name="T1">hr? Tut mir nichts! Ich werde </text:span><text:span text:style-name="T21">e</text:span><text:span text:style-name="T1">uch auch zu Willen sein - </text:span><text:span text:style-name="T21">N</text:span><text:span text:style-name="T1">ur helft mir hier raus!</text:span><text:span text:style-name="T5">“</text:span></text:p>
      <text:p text:style-name="P12"/>
      <text:p text:style-name="P31"><text:span text:style-name="T5">Tedder: „</text:span><text:span text:style-name="T1">Wer wir sind oder was wir sind? Das wissen wir selbst nicht ganz genau... Aber raus hier ist eine gute Idee. Nur wie?</text:span><text:span text:style-name="T5">“</text:span></text:p>
      <text:p text:style-name="P12"/>
      <text:p text:style-name="P31"><text:span text:style-name="T23">Zauberer</text:span><text:span text:style-name="T5">: „</text:span><text:span text:style-name="T1">Am Ausgang </text:span><text:span text:style-name="T22">dieser Höhle</text:span><text:span text:style-name="T1"> lauert ein mächtiger Geist, den ich alleine nicht besiegen kann. </text:span><text:span text:style-name="T52">Außerdem bin ich hier eingeschlossen. </text:span><text:span text:style-name="T53">Z</text:span><text:span text:style-name="T1">usammen können wir </text:span><text:span text:style-name="T53">diesen widerlichen Wächter vielleicht ins Nirvana schicken</text:span><text:span text:style-name="T1">!</text:span><text:span text:style-name="T5">“</text:span></text:p>
      <text:p text:style-name="P12"/>
      <text:p text:style-name="P31"><text:span text:style-name="T5">Ugoki: „</text:span><text:span text:style-name="T1">Nun gut, ich denke unser unbekannter Freund hier kennt sich etwas besser aus als wir. Wir sollten ihn befreien und mit ihm von hier verschwinden.</text:span><text:span text:style-name="T5">“</text:span></text:p>
      <text:p text:style-name="P12"/>
      <text:p text:style-name="P31"><text:span text:style-name="T5">Tedder: „</text:span><text:span text:style-name="T1">Dann lass uns mal versuchen diesen Käfig zu knacken.</text:span><text:span text:style-name="T5">“</text:span></text:p>
      <text:p text:style-name="P12"/>
      <text:p text:style-name="P12">--- Tedder und Ugoki versuchen den Käfig aufzubrechen</text:p>
      <text:p text:style-name="P12"/>
      <text:p text:style-name="P31"><text:span text:style-name="T5">Dialog: „</text:span><text:span text:style-name="T1">Nach einigen sehr, sehr langen Minuten schaffen es Tedder und Ugoki gemeinsam das Schloss </text:span><text:span text:style-name="T54">zum Kerker des Zauberers, welches, im Vergleich zu den anderen Kerkern in diesen Tunneln, um einiges Stabiler und nicht ganz so rostig war, zu zerbrechen</text:span><text:span text:style-name="T1">.</text:span><text:span text:style-name="T5">“</text:span></text:p>
      <text:p text:style-name="P12"/>
      <text:p text:style-name="P31"><text:span text:style-name="T5">--- Ziel: </text:span><text:span text:style-name="T1">Findet den Ausgang und besiegt den Wächtergeist</text:span></text:p>
      <text:p text:style-name="P12"/>
      <text:p text:style-name="P12"><text:soft-page-break/>--- Am Ende der Höhle kommt man auf den Wächtergeist. Wenn er stirbt...</text:p>
      <text:p text:style-name="P12"/>
      <text:p text:style-name="P31"><text:span text:style-name="T5">Dialog: „</text:span><text:span text:style-name="T1">Als der Wächtergeist </text:span><text:span text:style-name="T9">mit dem Nirvana Eins w</text:span><text:span text:style-name="T14">urde</text:span><text:span text:style-name="T1">, </text:span><text:span text:style-name="T24">kommt</text:span><text:span text:style-name="T15"> </text:span><text:span text:style-name="T1">im Süden an der Höhlenwand ein</text:span><text:span text:style-name="T25">e </text:span><text:span text:style-name="T26">Kluft </text:span><text:span text:style-name="T15">zum Vorschein</text:span><text:span text:style-name="T1">, aus </text:span><text:span text:style-name="T27">deren</text:span><text:span text:style-name="T1"> Richtung ein Lichtschein zu erblicken und ein warmer Luftzug zu spüren </text:span><text:span text:style-name="T28">ist</text:span><text:span text:style-name="T1">.</text:span><text:span text:style-name="T5">“</text:span></text:p>
      <text:p text:style-name="P12"/>
      <text:p text:style-name="P12">--- Die Höhle bekommt eine „Öffnung“</text:p>
      <text:p text:style-name="P12"/>
      <text:p text:style-name="P12">--- Wenn man eine Einheit aus der Höhle heraus bewegt, verwandeln sich Ugoki und Tedder von Geistern zu Untoten</text:p>
      <text:p text:style-name="P12"/>
      <text:p text:style-name="P31"><text:span text:style-name="T5">Tedder: „</text:span><text:span text:style-name="T1">Was wird da aus uns? Ich bin nicht der </text:span><text:span text:style-name="T55">Troll </text:span><text:span text:style-name="T1">von früher, aber auch kein mieses, undurchsichtiges Geisterwesen mehr. Das ist ja - fast schon Leben!</text:span><text:span text:style-name="T5">“</text:span></text:p>
      <text:p text:style-name="P12"/>
      <text:p text:style-name="P31"><text:span text:style-name="T29">Zauberer</text:span><text:span text:style-name="T5">: „</text:span><text:span text:style-name="T1">Richtig beobachtet, meine </text:span><text:span text:style-name="T29">Retter</text:span><text:span text:style-name="T1">! Ihr seid nun untot und könnt euch auch bei Sonnenlicht bewegen. Kommt mit mir und ich lehre </text:span><text:span text:style-name="T29">e</text:span><text:span text:style-name="T1">uch als Dank, dass ihr mir aus dieser Höhle geholfen habt, alles, was ich darüber weiß. </text:span><text:span text:style-name="T30">Wenn ihr längere Zeit mit mir verweilt, werde ich euch die Geheimnisse der Totenbeschwörung näher bringen.</text:span><text:span text:style-name="T5">“</text:span></text:p>
      <text:p text:style-name="P12"/>
      <text:p text:style-name="P53"><text:span text:style-name="T5">Tedder: „</text:span><text:span text:style-name="T1">Das hört sich vielversprechend an. </text:span><text:span text:style-name="T31">Jedoch planen wir eigentlich, unsere Heimat so schnell wie möglich wieder aufzusuchen, um eventuelle Überlebende meines Stammes zu befreien. Außerdem müssen wir für einen qualvollen Tod von diesem stinkenden Menschenheerführer Disgustus sorgen.“</text:span></text:p>
      <text:p text:style-name="P12"/>
      <text:p text:style-name="P31"><text:span text:style-name="T5">Ugoki: „</text:span><text:span text:style-name="T1">Dieser abstoßende Emporkömmling von einem Menschen. Ich werde alles tun, um die Haut von seinem Fleisch zu ziehen. Um sein Fleisch von den Knochen zu schaben und die Knochen zu spalten!</text:span><text:span text:style-name="T5">“</text:span></text:p>
      <text:p text:style-name="P12"/>
      <text:p text:style-name="P31"><text:span text:style-name="T5">--- </text:span><text:span text:style-name="T32">Entscheidung: Direkt zu den Tückischen Gipfeln zurück, um alte Stammesmitglieder zu befreien, oder mit Nekromant mit, um die Totenbeschwörung zu erlernen</text:span></text:p>
      <text:p text:style-name="P12"/>
      <text:p text:style-name="P32"><text:span text:style-name="T5">T</text:span><text:span text:style-name="T1">edder: „Hmm…</text:span></text:p>
      <text:p text:style-name="P42">Wir werden mit dir kommen, unser zaubernder, unbekannter Freund. <text:span text:style-name="T102">Totenbeschwörung wird sich wahrscheinlich als sehr nützlich gegen diese lebenden Zweibeiner erweisen.</text:span></text:p>
      <text:p text:style-name="P42">Wir brechen umgehend nach Osten auf, um diesen widerlichen Menschen in Bostim den Gar auszumachen.“</text:p>
      <text:p text:style-name="P42"/>
      <text:p text:style-name="P32"><text:span text:style-name="T1">--- </text:span><text:span text:style-name="T33">Wenn Tedder mit Nekromant mitgeht…</text:span></text:p>
      <text:p text:style-name="P43"/>
      <text:p text:style-name="P44">Zauberer: „So sei es. Ihr werdet die Totenbeschwörung lieben lernen. Übrigens, mein Name ist Nekromant.“</text:p>
      <text:p text:style-name="P44"/>
      <text:p text:style-name="P34"><text:span text:style-name="T1">=&gt; </text:span><text:span text:style-name="T64">Story A</text:span></text:p>
      <text:p text:style-name="P43"/>
      <text:p text:style-name="P32"><text:span text:style-name="T33">--- Wenn Tedder direkt nach Osten geht…</text:span></text:p>
      <text:p text:style-name="P43"/>
      <text:p text:style-name="P33"><text:span text:style-name="T33">Z</text:span><text:span text:style-name="T1">auberer: „Nun denn, meine Lieben. Ich hoffe ihr werdet erfolgreich sein und über die Menschen siegen – Ich werde mich meinen eigenen </text:span><text:span text:style-name="T56">Angelegenheiten</text:span><text:span text:style-name="T1"> widmen. Vielleicht sieht man sich wieder!“</text:span></text:p>
      <text:p text:style-name="P45"/>
      <text:p text:style-name="P34"><text:span text:style-name="T1">=&gt; </text:span><text:span text:style-name="T64">Story B</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3:34:35.313000000</meta:creation-date>
    <meta:generator>LibreOffice/5.4.6.2$Windows_X86_64 LibreOffice_project/4014ce260a04f1026ba855d3b8d91541c224eab8</meta:generator>
    <dc:date>2018-05-23T02:34:49.648000000</dc:date>
    <meta:editing-duration>PT20H30M16S</meta:editing-duration>
    <meta:editing-cycles>388</meta:editing-cycles>
    <meta:document-statistic meta:table-count="0" meta:image-count="0" meta:object-count="0" meta:page-count="5" meta:paragraph-count="106" meta:word-count="2227" meta:character-count="14224" meta:non-whitespace-character-count="12092"/>
  </office:meta>
</office:document-meta>
</file>